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Padauk Book" svg:font-family="'Padauk Book'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er">
      <style:text-properties fo:font-weight="bold" officeooo:rsid="0000fea2" officeooo:paragraph-rsid="0000fea2" style:font-weight-asian="bold" style:font-weight-complex="bold"/>
    </style:style>
    <style:style style:name="P2" style:family="paragraph" style:parent-style-name="Standard" style:list-style-name="L1">
      <style:text-properties style:font-name="FreeSans" officeooo:rsid="0000fea2" officeooo:paragraph-rsid="0000fea2"/>
    </style:style>
    <style:style style:name="P3" style:family="paragraph" style:parent-style-name="Standard" style:list-style-name="L1">
      <style:text-properties style:font-name="FreeSans" fo:font-weight="normal" officeooo:rsid="0000fea2" officeooo:paragraph-rsid="0000fea2" style:font-weight-asian="normal" style:font-weight-complex="normal"/>
    </style:style>
    <style:style style:name="P4" style:family="paragraph" style:parent-style-name="Standard" style:list-style-name="L1">
      <style:text-properties style:font-name="FreeSans" fo:font-weight="normal" officeooo:rsid="0001846e" officeooo:paragraph-rsid="0001846e" style:font-weight-asian="normal" style:font-weight-complex="normal"/>
    </style:style>
    <style:style style:name="P5" style:family="paragraph" style:parent-style-name="Standard" style:list-style-name="L1">
      <style:text-properties style:font-name="FreeSans" fo:font-weight="normal" officeooo:rsid="0001b51b" officeooo:paragraph-rsid="0001b51b" style:font-weight-asian="normal" style:font-weight-complex="normal"/>
    </style:style>
    <style:style style:name="P6" style:family="paragraph" style:parent-style-name="Standard">
      <style:text-properties style:font-name="FreeSans" fo:font-weight="normal" officeooo:rsid="0001b51b" officeooo:paragraph-rsid="0001b51b" style:font-weight-asian="normal" style:font-weight-complex="normal"/>
    </style:style>
    <style:style style:name="P7" style:family="paragraph" style:parent-style-name="Standard" style:list-style-name="L1">
      <style:text-properties style:font-name="FreeSans" fo:font-weight="normal" officeooo:paragraph-rsid="0001b51b"/>
    </style:style>
    <style:style style:name="P8" style:family="paragraph" style:parent-style-name="Standard">
      <style:text-properties fo:color="#ce181e" style:font-name="Padauk Book" fo:font-size="13pt" fo:font-style="italic" style:text-underline-style="solid" style:text-underline-width="auto" style:text-underline-color="font-color" fo:font-weight="normal" officeooo:rsid="000232d1" officeooo:paragraph-rsid="000232d1" style:font-size-asian="11.3500003814697pt" style:font-style-asian="italic" style:font-weight-asian="normal" style:font-size-complex="13pt" style:font-style-complex="italic" style:font-weight-complex="normal"/>
    </style:style>
    <style:style style:name="P9" style:family="paragraph" style:parent-style-name="Standard">
      <style:text-properties style:use-window-font-color="true" style:font-name="Padauk Book" fo:font-size="13pt" fo:font-style="normal" style:text-underline-style="none" fo:font-weight="normal" officeooo:rsid="000232d1" officeooo:paragraph-rsid="000232d1" style:font-size-asian="11.3500003814697pt" style:font-style-asian="normal" style:font-weight-asian="normal" style:font-size-complex="13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1846e" style:font-weight-asian="bold" style:font-weight-complex="bold"/>
    </style:style>
    <style:style style:name="T3" style:family="text">
      <style:text-properties fo:font-weight="bold" officeooo:rsid="0001b51b" style:font-weight-asian="bold" style:font-weight-complex="bold"/>
    </style:style>
    <style:style style:name="T4" style:family="text">
      <style:text-properties officeooo:rsid="0001846e"/>
    </style:style>
    <style:style style:name="T5" style:family="text">
      <style:text-properties fo:font-variant="normal" fo:text-transform="none" fo:color="#222222" fo:font-size="11pt" fo:letter-spacing="normal" fo:font-style="normal" officeooo:rsid="0001b51b" style:font-size-asian="9.60000038146973pt" style:font-weight-asian="normal" style:font-size-complex="11pt" style:font-weight-complex="normal"/>
    </style:style>
    <style:style style:name="T6" style:family="text">
      <style:text-properties fo:font-variant="normal" fo:text-transform="none" fo:color="#222222" fo:font-size="11pt" fo:letter-spacing="normal" fo:font-style="normal" style:font-size-asian="9.60000038146973pt" style:font-size-complex="11pt"/>
    </style:style>
    <style:style style:name="T7" style:family="text">
      <style:text-properties fo:font-variant="normal" fo:text-transform="none" fo:color="#222222" fo:font-size="11pt" fo:letter-spacing="normal" fo:font-style="normal" officeooo:rsid="000232d1" style:font-size-asian="9.60000038146973pt" style:font-size-complex="11pt"/>
    </style:style>
    <style:style style:name="T8" style:family="text">
      <style:text-properties fo:font-variant="normal" fo:text-transform="none" fo:color="#222222" fo:font-size="11pt" fo:letter-spacing="normal" fo:font-style="normal" fo:font-weight="bold" style:font-size-asian="9.60000038146973pt" style:font-weight-asian="bold" style:font-size-complex="11pt" style:font-weight-complex="bold"/>
    </style:style>
    <style:style style:name="T9" style:family="text">
      <style:text-properties fo:font-variant="normal" fo:text-transform="none" fo:color="#222222" fo:font-size="11pt" fo:letter-spacing="normal" fo:font-style="normal" fo:font-weight="bold" officeooo:rsid="0001b51b" style:font-size-asian="9.60000038146973pt" style:font-weight-asian="bold" style:font-size-complex="11pt" style:font-weight-complex="bold"/>
    </style:style>
    <style:style style:name="T10" style:family="text">
      <style:text-properties fo:font-variant="normal" fo:text-transform="none" fo:color="#222222" fo:font-size="11pt" fo:letter-spacing="normal" fo:font-weight="bold" style:font-size-asian="9.60000038146973pt" style:font-weight-asian="bold" style:font-size-complex="11pt" style:font-weight-complex="bold"/>
    </style:style>
    <style:style style:name="T11" style:family="text">
      <style:text-properties fo:font-variant="normal" fo:text-transform="none" fo:color="#222222" fo:letter-spacing="normal" fo:font-weight="bold" style:font-weight-asian="bold" style:font-weight-complex="bold"/>
    </style:style>
    <style:style style:name="T12" style:family="text">
      <style:text-properties fo:font-variant="normal" fo:text-transform="none" fo:color="#222222" style:font-name="FreeSans" fo:font-size="11pt" fo:letter-spacing="normal" style:font-size-asian="9.60000038146973pt" style:font-size-complex="11pt"/>
    </style:style>
    <style:style style:name="T13" style:family="text">
      <style:text-properties fo:font-variant="normal" fo:text-transform="none" fo:color="#222222" style:font-name="FreeSans" fo:font-size="11pt" fo:letter-spacing="normal" officeooo:rsid="0001b51b" style:font-size-asian="9.60000038146973pt" style:font-size-complex="11pt"/>
    </style:style>
    <style:style style:name="T14" style:family="text">
      <style:text-properties fo:font-variant="normal" fo:text-transform="none" fo:color="#222222" style:font-name="FreeSans" fo:font-size="11pt" fo:letter-spacing="normal" fo:font-weight="bold" style:font-size-asian="9.60000038146973pt" style:font-weight-asian="bold" style:font-size-complex="11pt" style:font-weight-complex="bold"/>
    </style:style>
    <style:style style:name="T15" style:family="text">
      <style:text-properties fo:font-variant="normal" fo:text-transform="none" fo:color="#222222" style:font-name="FreeSans" fo:font-size="11pt" fo:letter-spacing="normal" fo:font-weight="bold" officeooo:rsid="0001b51b" style:font-size-asian="9.60000038146973pt" style:font-weight-asian="bold" style:font-size-complex="11pt" style:font-weight-complex="bold"/>
    </style:style>
    <style:style style:name="T16" style:family="text">
      <style:text-properties fo:font-variant="normal" fo:text-transform="none" fo:letter-spacing="normal"/>
    </style:style>
    <style:style style:name="T17" style:family="text">
      <style:text-properties fo:font-variant="normal" fo:text-transform="none" fo:letter-spacing="normal" fo:font-weight="bold" style:font-weight-asian="bold" style:font-weight-complex="bold"/>
    </style:style>
    <style:style style:name="T18" style:family="text">
      <style:text-properties officeooo:rsid="0001b51b" style:font-weight-asian="normal" style:font-weight-complex="normal"/>
    </style:style>
    <style:style style:name="T19" style:family="text">
      <style:text-properties officeooo:rsid="000232d1" style:font-weight-asian="normal" style:font-weight-complex="normal"/>
    </style:style>
    <style:style style:name="T20" style:family="text">
      <style:text-properties officeooo:rsid="000232d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936933397" text:style-name="L1">
        <text:list-item>
          <text:p text:style-name="P2">Which method of <text:span text:style-name="T20">controlling</text:span> parasites controls both internal and external parasites? <text:span text:style-name="T1">Rotational grazing</text:span></text:p>
        </text:list-item>
        <text:list-item>
          <text:p text:style-name="P3">Chemicals used in cattle dip are called <text:span text:style-name="T1">acaricide</text:span></text:p>
        </text:list-item>
        <text:list-item>
          <text:p text:style-name="P3">Spraying is done in a structure called <text:span text:style-name="T1">crush</text:span></text:p>
        </text:list-item>
        <text:list-item>
          <text:p text:style-name="P3">Giving medicines o<text:span text:style-name="T4">rally to control parasites is called </text:span><text:span text:style-name="T2">deworming</text:span></text:p>
        </text:list-item>
        <text:list-item>
          <text:p text:style-name="P4">Name two methods used to control external parasites parasites only. <text:span text:style-name="T1">Spraying and </text:span><text:span text:style-name="T3">Dipping</text:span></text:p>
        </text:list-item>
        <text:list-item>
          <text:p text:style-name="P5">The giving of liquid medicine to control parasites is called <text:span text:style-name="T1">drenching.</text:span></text:p>
        </text:list-item>
        <text:list-item>
          <text:p text:style-name="P5">List down two methods of <text:span text:style-name="T20">controlling</text:span> <text:span text:style-name="T20">intestinal</text:span> parasites only. <text:span text:style-name="T1">Deworming and Proper sanitation</text:span></text:p>
        </text:list-item>
        <text:list-item>
          <text:p text:style-name="P7"><text:span text:style-name="T19">Maintenance</text:span><text:span text:style-name="T18"> of </text:span><text:span text:style-name="T5">cleanliness and proper disposal of waste <text:s/>is called </text:span><text:span text:style-name="T9">proper sanitation</text:span></text:p>
        </text:list-item>
        <text:list-item>
          <text:p text:style-name="P5"><text:span text:style-name="T6">The giving of solid medicine is called </text:span><text:span text:style-name="T8">dosing </text:span><text:span text:style-name="T6">and it is done using a </text:span><text:span text:style-name="T8">bolus gun.</text:span></text:p>
        </text:list-item>
        <text:list-item>
          <text:p text:style-name="P5"><text:span text:style-name="T6">A mixture of water and </text:span><text:span text:style-name="T7">acaricides</text:span><text:span text:style-name="T6"> is called </text:span><text:span text:style-name="T8">dip wash </text:span><text:span text:style-name="T6">is also called </text:span><text:span text:style-name="T8">dipping.</text:span></text:p>
        </text:list-item>
      </text:list>
      <text:p text:style-name="P6"><text:span text:style-name="T8"/></text:p>
      <text:p text:style-name="P8"><text:span text:style-name="T17">Correction</text:span></text:p>
      <text:p text:style-name="P9"><text:span text:style-name="T16">10. </text:span><text:span text:style-name="T13">A mixture of water and </text:span><text:span text:style-name="T12">acaricides</text:span><text:span text:style-name="T13"> is called </text:span><text:span text:style-name="T15">dip wash </text:span><text:span text:style-name="T13">is also called </text:span><text:span text:style-name="T14">plunge</text:span><text:span text:style-name="T15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Padauk Book" svg:font-family="'Padauk Book'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fo:font-weight="bold" officeooo:rsid="0000fea2" officeooo:paragraph-rsid="0000fea2" style:font-weight-asian="bold" style:font-weight-complex="bol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MENTOR SCI PG 47 PE 5.3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3T18:33:06.191884674</meta:creation-date>
    <dc:date>2020-06-09T18:27:36.197488375</dc:date>
    <meta:editing-duration>PT14M45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13" meta:word-count="149" meta:character-count="886" meta:non-whitespace-character-count="759"/>
  </office:meta>
</office:document-meta>
</file>